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pple-system" svg:font-family="apple-system, 'SF UI Text', Arial, 'PingFang SC', 'Hiragino Sans GB', 'Microsoft YaHei', 'WenQuanYi Micro Hei', sans-serif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35cm"/>
      <style:text-properties fo:color="#d4d4d4" loext:opacity="100%" style:font-name="Consolas" fo:font-size="13.5pt" fo:font-weight="normal" officeooo:paragraph-rsid="001b11f7" fo:background-color="#1e1e1e"/>
    </style:style>
    <style:style style:name="P2" style:family="paragraph" style:parent-style-name="Standard">
      <style:paragraph-properties style:line-height-at-least="0.635cm"/>
      <style:text-properties officeooo:paragraph-rsid="001b11f7"/>
    </style:style>
    <style:style style:name="T1" style:family="text">
      <style:text-properties fo:color="#d4d4d4" loext:opacity="100%" style:font-name="Consolas" fo:font-size="13.5pt" fo:font-weight="normal" fo:background-color="#1e1e1e" loext:char-shading-value="0"/>
    </style:style>
    <style:style style:name="T2" style:family="text">
      <style:text-properties fo:color="#d4d4d4" loext:opacity="100%" style:font-name="Consolas" fo:font-size="13.5pt" fo:font-weight="normal" officeooo:rsid="001b11f7" fo:background-color="#1e1e1e" loext:char-shading-value="0"/>
    </style:style>
    <style:style style:name="T3" style:family="text">
      <style:text-properties fo:color="#9cdcfe" loext:opacity="100%"/>
    </style:style>
    <style:style style:name="T4" style:family="text">
      <style:text-properties fo:color="#9cdcfe" loext:opacity="100%" style:font-name="Consolas" fo:font-size="13.5pt" fo:font-weight="normal" fo:background-color="#1e1e1e" loext:char-shading-value="0"/>
    </style:style>
    <style:style style:name="T5" style:family="text">
      <style:text-properties fo:color="#b5cea8" loext:opacity="100%"/>
    </style:style>
    <style:style style:name="T6" style:family="text">
      <style:text-properties fo:color="#b5cea8" loext:opacity="100%" style:font-name="Consolas" fo:font-size="13.5pt" fo:font-weight="normal" fo:background-color="#1e1e1e" loext:char-shading-value="0"/>
    </style:style>
    <style:style style:name="T7" style:family="text">
      <style:text-properties fo:font-variant="normal" fo:text-transform="none" fo:letter-spacing="normal" style:font-name-asian="apple-system" style:font-size-asian="12pt" style:font-style-asian="normal" style:font-weight-asian="normal"/>
    </style:style>
    <style:style style:name="T8" style:family="text">
      <style:text-properties fo:font-variant="normal" fo:text-transform="none" fo:color="#d4d4d4" loext:opacity="100%" style:font-name="Consolas" fo:font-size="13.5pt" fo:letter-spacing="normal" fo:font-weight="normal" fo:background-color="#1e1e1e" loext:char-shading-value="0" style:font-name-asian="apple-system" style:font-size-asian="12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页面大小自适应定义</text:span></text:p>
      <text:p text:style-name="P2"><text:span text:style-name="T1">:</text:span><text:span text:style-name="T4">xs</text:span><text:span text:style-name="T1">="</text:span><text:span text:style-name="T6">24</text:span><text:span text:style-name="T1">" //</text:span><text:span text:style-name="T2">小型显示器</text:span></text:p>
      <text:p text:style-name="P1">:<text:span text:style-name="T3">sm</text:span>="<text:span text:style-name="T5">24</text:span>" // <text:span text:style-name="T7">平板</text:span></text:p>
      <text:p text:style-name="P1">:<text:span text:style-name="T3">md</text:span>="<text:span text:style-name="T5">24</text:span>" //桌面显示器</text:p>
      <text:p text:style-name="P1">:<text:span text:style-name="T3">lg</text:span>="<text:span text:style-name="T5">24</text:span>" //大桌面显示器</text:p>
      <text:p text:style-name="P1">:<text:span text:style-name="T3">xl</text:span>="<text:span text:style-name="T5">24</text:span>" //超大桌面显示器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pple-system" svg:font-family="apple-system, 'SF UI Text', Arial, 'PingFang SC', 'Hiragino Sans GB', 'Microsoft YaHei', 'WenQuanYi Micro Hei', sans-serif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20:33:28.059000000</meta:creation-date>
    <dc:date>2022-02-27T20:36:01.915000000</dc:date>
    <meta:editing-duration>PT2M33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6" meta:word-count="44" meta:character-count="90" meta:non-whitespace-character-count="84"/>
  </office:meta>
</office:document-meta>
</file>